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10 </text:p>
      <text:p text:style-name="P1"/>
      <text:p text:style-name="P2">Etap I</text:p>
      <text:p text:style-name="P2"/>
      <text:p text:style-name="P4">jak nazywa się polska tenisistka która zagrała w półfinale Australian Open <text:s/><text:span text:style-name="T1"><text:s/>Radwańska</text:span></text:p>
      <text:p text:style-name="P4">czego prognozy opracowuje synoptyk</text:p>
      <text:p text:style-name="P4">penja netto to przed czy po zapłaceniu podatku</text:p>
      <text:p text:style-name="P4">w której epoce literackiej tworzyli Mickiewicz i Słowacki</text:p>
      <text:p text:style-name="P4">premierem którego państwa był Ariel Szaron <text:s text:c="48"/><text:span text:style-name="T1"><text:s text:c="2"/>Izrael </text:span></text:p>
      <text:p text:style-name="P4">jeżeli 2x równa się 2 to ile wynosi x</text:p>
      <text:p text:style-name="P4">jak nazywa się krakowskie wzgórze z zamkiem <text:s text:c="38"/><text:span text:style-name="T1"><text:s/>Wawel</text:span></text:p>
      <text:p text:style-name="P4">włoszczyzna to zestaw owoców czy warzyw <text:s text:c="27"/></text:p>
      <text:p text:style-name="P4">kultura łużycka miała miejsce pne czy w średnowieczu </text:p>
      <text:p text:style-name="P4">od nazwy którego ssaka nazywa się osoby kąpiące się zimą w morzu <text:s text:c="5"/><text:span text:style-name="T1"><text:s/>mors</text:span></text:p>
      <text:p text:style-name="P4">które państwo jest mniejsze Irak czy Iran </text:p>
      <text:p text:style-name="P4">jak z łaciny nazywany nieobsadzone stanowisko <text:s text:c="39"/><text:span text:style-name="T1">wakat</text:span></text:p>
      <text:p text:style-name="P4">kto jest autorem dzieła O obrotach sfer niebieskich <text:s/></text:p>
      <text:p text:style-name="P4">Apacze to indianie Ameryki północnej czy południowej</text:p>
      <text:p text:style-name="P4">prowincją którego cestarstwa był Egipt po śmierci Kleopatry <text:s text:c="20"/><text:span text:style-name="T1"><text:s/>rzymskiego</text:span></text:p>
      <text:p text:style-name="P4">kasacja jest odwołaniem od wyroku do którego sądu <text:s text:c="34"/><text:span text:style-name="T1"><text:s text:c="2"/>Sąd Najwyższy</text:span></text:p>
      <text:p text:style-name="P4">jak nazywa się mityczny skrzydlaty koń, symbol natchnienia <text:s text:c="21"/><text:span text:style-name="T1">Pegaz</text:span></text:p>
      <text:p text:style-name="P4">o dwu przeciwieństwach mówimy ogień i ....</text:p>
      <text:p text:style-name="P4">na której rzece stoi tama Assuańska <text:s text:c="59"/><text:span text:style-name="T1"><text:s text:c="2"/>Nil</text:span></text:p>
      <text:p text:style-name="P4">jak nazywa się wampir arystokrata z Transylwanii <text:s text:c="36"/><text:span text:style-name="T1"><text:s text:c="2"/>hrabia Dracula</text:span></text:p>
      <text:p text:style-name="P2"/>
      <text:p text:style-name="P2">Etap II</text:p>
      <text:p text:style-name="P2"/>
      <text:p text:style-name="P4">na które pytania odpowiada miejscownik <text:s text:c="51"/><text:span text:style-name="T1"><text:s/>o kim, o czym</text:span></text:p>
      <text:p text:style-name="P4">czy bobry zapadają w sen zimowy <text:s text:c="62"/><text:span text:style-name="T1"><text:s/>NIE <text:s text:c="2"/></text:span></text:p>
      <text:p text:style-name="P4">jak nazywała się pierwsza kobieta premier GB <text:s text:c="44"/><text:span text:style-name="T1">Thatcher</text:span></text:p>
      <text:p text:style-name="P4">w którym wieku św. Wojciech został kanonizowany <text:s text:c="36"/><text:span text:style-name="T1">999 r <text:s text:c="2"/></text:span></text:p>
      <text:p text:style-name="P4">z ilu strof składa się sonet <text:s text:c="76"/>c<text:span text:style-name="T1">zterech</text:span></text:p>
      <text:p text:style-name="P4">czy węglowodany są związkami organicznymi <text:s text:c="43"/><text:span text:style-name="T1">TAK</text:span></text:p>
      <text:p text:style-name="P4">jeden hektar ile to arów <text:s text:c="78"/><text:span text:style-name="T1"><text:s text:c="2"/>sto</text:span></text:p>
      <text:p text:style-name="P4">jak nazywa się jedno z najmłodszych państw w Europie <text:s text:c="25"/><text:span text:style-name="T1"><text:s/>Kosowo</text:span></text:p>
      <text:p text:style-name="P4">przed którym muzeum w Paryżu wybudowano szklane piramidy <text:s text:c="11"/><text:span text:style-name="T1"><text:s/>Luwr</text:span></text:p>
      <text:p text:style-name="P4">czy cukier gronowy i owocowy to nazwy tego samego cukru <text:s text:c="17"/><text:span text:style-name="T1"><text:s/>nie </text:span></text:p>
      <text:p text:style-name="P4">ile par skrzydeł ma chrabąszcz <text:s text:c="67"/><text:span text:style-name="T1">dwie</text:span></text:p>
      <text:p text:style-name="P4">jak nazywa się pojazd przystosowany do ruchu na lądzie i wodzie <text:s text:c="9"/><text:span text:style-name="T1">amfibia</text:span></text:p>
      <text:p text:style-name="P4">w której części szkieletu wystepuje kość jarzmowa <text:s text:c="33"/><text:span text:style-name="T1">czaszka</text:span></text:p>
      <text:p text:style-name="P4">kto namówił Wołodyjowskiego do opuszczenia zakonu kamedułów <text:s text:c="7"/><text:span text:style-name="T1">Zagłoba</text:span></text:p>
      <text:p text:style-name="P4">jak nazywał się posterunek przy drodze do miasta gdzie pobierano opłaty <text:s text:c="5"/><text:span text:style-name="T1">rogatka</text:span></text:p>
      <text:p text:style-name="P4">co znaczy łacińskie de gustibus non est disputandum <text:s text:c="28"/></text:p>
      <text:p text:style-name="P3">o gustach się nie dyskutuje</text:p>
      <text:p text:style-name="P4">jakie nakrycie tradycyjnie zdobi głowy adwokatów angielskich <text:s text:c="16"/><text:span text:style-name="T1">peruka</text:span></text:p>
      <text:p text:style-name="P4">ortocentrum trójkąta to punkt w którym przecinają się jego wysokości czy dwusieczne jego kątów <text:s text:c="108"/><text:span text:style-name="T1">wysokości</text:span></text:p>
      <text:p text:style-name="P4"><text:soft-page-break/>Islamabad jest stolicą którego państwa <text:s text:c="12"/></text:p>
      <text:p text:style-name="P4">jak nazywał się małżonek Gai <text:s text:c="68"/><text:span text:style-name="T1"><text:s/>Uranos</text:span></text:p>
      <text:p text:style-name="P4">od której greckiej litery pochodzi nazwa małego jednomasztowego jachtu <text:s text:c="4"/><text:span text:style-name="T1"><text:s/>omega</text:span></text:p>
      <text:p text:style-name="P4">w którym z dramatów Szekspira grupa wędrowna odgrywa scenę otrucia króla <text:s text:c="2"/><text:span text:style-name="T1"><text:s/>Hamlet</text:span></text:p>
      <text:p text:style-name="P4">czy mur berliński zburzono w trakcie prezydentury Lecha Wałęsy <text:s text:c="13"/><text:span text:style-name="T1">NIE </text:span></text:p>
      <text:p text:style-name="P4">Morze Beringa to część którego Oceanu <text:s text:c="54"/><text:span text:style-name="T1">Spokojny </text:span><text:s text:c="3"/></text:p>
      <text:p text:style-name="P4">jak z greki nazywa się dział filozofii zajmujący się moralnością i kształtowaniem jej norm</text:p>
      <text:p text:style-name="P3">etyka</text:p>
      <text:p text:style-name="P4">kto jest autorem wiersza Król Elfów znanym w Polsce jako król Olch <text:s text:c="4"/><text:span text:style-name="T1"><text:s text:c="2"/>Goethe</text:span></text:p>
      <text:p text:style-name="P4">w którym roku miała miejsce bitwa narodów pod Lipskiem <text:s text:c="24"/><text:span text:style-name="T1">1813</text:span></text:p>
      <text:p text:style-name="P4">jaki tytuł nosi animowany serial dla dzieci, chłopczyk rysował ołówkiem <text:s text:c="2"/><text:span text:style-name="T1">zaczarowany ołówek</text:span></text:p>
      <text:p text:style-name="P4">erg to nienależąca do SI jednostka czego <text:s text:c="55"/><text:span text:style-name="T1"><text:s/>praca</text:span></text:p>
      <text:p text:style-name="P4">w którym wieku pierwszy pasażerski parowiec przepłynął atlantyk <text:s text:c="12"/><text:span text:style-name="T1"><text:s/>XIX w</text:span></text:p>
      <text:p text:style-name="P4">kto był twórcą kabaretu Dudek <text:s text:c="70"/><text:span text:style-name="T1">Dziewoński</text:span></text:p>
      <text:p text:style-name="P4">czym jest carpuszka: działo, dzwon czy księgozbiór <text:s text:c="36"/><text:span text:style-name="T1">działo </text:span></text:p>
      <text:p text:style-name="P4">jak nazywa się konny uczestnik corridy <text:s text:c="57"/><text:span text:style-name="T1"><text:s/>pikador</text:span></text:p>
      <text:p text:style-name="P4">Radogost, Strzygun to bóstwa której mitologii</text:p>
      <text:p text:style-name="P4">w granicach którego miasta leżą jeziora Rusałka, Maltańskie, Kiekrz <text:s text:c="9"/></text:p>
      <text:p text:style-name="P4">jak z greki nazywamy ściankę wieńczącą front budynku <text:s text:c="30"/><text:span text:style-name="T1"><text:s/>attyka</text:span></text:p>
      <text:p text:style-name="P4">Jan Bugaj to czyj pseudonim <text:s text:c="75"/><text:span text:style-name="T1">Baczyński</text:span></text:p>
      <text:p text:style-name="P4">lampart morski to gatunek pingwina, morświna czy foki <text:s text:c="32"/><text:span text:style-name="T1">foka</text:span></text:p>
      <text:p text:style-name="P4">w którym wieku Zamoyski załozył Zamość <text:s text:c="53"/><text:span text:style-name="T1">XVI w</text:span></text:p>
      <text:p text:style-name="P4">jak nazywa się druga co do długości rzeka Ameryki płd <text:s text:c="31"/><text:span text:style-name="T1"><text:s/>Parana</text:span></text:p>
      <text:p text:style-name="P4">czym jest dewaitis tytułowy bohater powieśći Rodziewiczówny <text:s text:c="18"/><text:span text:style-name="T1"><text:s/>dąb</text:span></text:p>
      <text:p text:style-name="P4">jak w Polsce w latach 1932-48 nazywały się dwie ostatnie klasy sześcioletniej szkoły średniej <text:s text:c="109"/><text:span text:style-name="T1"><text:s/>liceum</text:span></text:p>
      <text:p text:style-name="P4">który pospolity ptak z rodziny wikłaczowatych po łacinie paser domesticus <text:s text:c="3"/><text:span text:style-name="T1">wróbel</text:span></text:p>
      <text:p text:style-name="P2"><text:s/></text:p>
      <text:p text:style-name="P2">Etap III </text:p>
      <text:p text:style-name="P4"/>
      <text:p text:style-name="P4">w której dyscyplinie skrzypaczka wystąpiła w Soczi na IO <text:s text:c="18"/><text:span text:style-name="T1"><text:s text:c="3"/>narciarstwo </text:span></text:p>
      <text:p text:style-name="P4">udzielić komuś admonicji to zganić czy pochwalić <text:s text:c="32"/><text:span text:style-name="T1"><text:s text:c="2"/>zganić</text:span></text:p>
      <text:p text:style-name="P4">jak Wilhelm Roentgen nazwał odkryte przez siebie promienie</text:p>
      <text:p text:style-name="P4">kogo nie zrozumie syty</text:p>
      <text:p text:style-name="P4">która rzeka jest głównym dopływem morza martwego <text:s text:c="29"/><text:span text:style-name="T1"><text:s/>Jordan</text:span></text:p>
      <text:p text:style-name="P4">czy pchnięcie kulą wchodzi w skład dziesięcioboju lekkoatletycznego <text:s text:c="5"/><text:span text:style-name="T1">TAK</text:span></text:p>
      <text:p text:style-name="P4">jakim chorym ptakiem opiekowała się Calineczka <text:s text:c="37"/><text:span text:style-name="T1">jaskółka</text:span></text:p>
      <text:p text:style-name="P4">na którym szczycie stoi Krzyż <text:s text:c="66"/><text:span text:style-name="T1"><text:s text:c="2"/>Giewont</text:span> <text:s text:c="3"/></text:p>
      <text:p text:style-name="P4">ile razy można być prezesem NIK <text:s text:c="61"/><text:span text:style-name="T1"><text:s/>dwa razy</text:span></text:p>
      <text:p text:style-name="P4">jak nazywała się wieszczka delfickiej wyroczni Appolina <text:s text:c="25"/><text:span text:style-name="T1">pytia</text:span></text:p>
      <text:p text:style-name="P4">kto był twórcą teorii ewolucji <text:s text:c="73"/></text:p>
      <text:p text:style-name="P4">podczas reakcji egzoenergetycznej energia jest pochłaniana czy oddawana</text:p>
      <text:p text:style-name="P4">jak miała na imię siostra Balladyna <text:s text:c="59"/><text:span text:style-name="T1"><text:s text:c="2"/>Alina</text:span></text:p>
      <text:p text:style-name="P4">foreign office co to za brytyjskie ministerstwo <text:s text:c="42"/><text:span text:style-name="T1"><text:s/>zagraniczne</text:span></text:p>
      <text:p text:style-name="P4">na której planecie wznosi się najwyższa góra układu słonecznego <text:s text:c="11"/><text:span text:style-name="T1"><text:s/>Mars</text:span></text:p>
      <text:p text:style-name="P4">w którym wieku wydano biblię Jakuba Wujka <text:s text:c="43"/><text:span text:style-name="T1">XVI</text:span> </text:p>
      <text:p text:style-name="P4">z którymi górami związane są opowieści o liczyrzepie, duchu gór <text:s text:c="10"/><text:span text:style-name="T1"><text:s/>Karkonosze</text:span> <text:s text:c="29"/></text:p>
      <text:p text:style-name="P4"><text:soft-page-break/>karaczi, Bombaj, Berbera to porty którego morza <text:s text:c="29"/><text:span text:style-name="T1">M. Arabskie</text:span></text:p>
      <text:p text:style-name="P4">jak nazywał się ubiór pokutyn <text:s text:c="61"/><text:span text:style-name="T1">włosienica</text:span></text:p>
      <text:p text:style-name="P4">nagroda filmowa przyznawana przez hollywoodzkie stowarzyszenie prasy <text:s text:c="4"/><text:span text:style-name="T1">Złote globy</text:span></text:p>
      <text:p text:style-name="P4">Czapla w wierszu Brzechwy</text:p>
      <text:p text:style-name="P4">czy owoce morwy białej są jadalne <text:s text:c="66"/><text:span text:style-name="T1">TAK</text:span></text:p>
      <text:p text:style-name="P4">jak nazywa się scena w cyrku <text:s text:c="75"/><text:span text:style-name="T1">arena</text:span></text:p>
      <text:p text:style-name="P4">w którym mieście debiutował Marian Hemaar <text:s text:c="49"/><text:span text:style-name="T1">Lwów</text:span></text:p>
      <text:p text:style-name="P4">ile gwiazd widnieje na fladze Chile <text:s text:c="67"/><text:span text:style-name="T1">jedna </text:span><text:s text:c="2"/></text:p>
      <text:p text:style-name="P4">Romuald Traugutt dowodził którym powstaniem <text:s text:c="42"/><text:span text:style-name="T1"><text:s text:c="3"/>stycznowym</text:span></text:p>
      <text:p text:style-name="P4">jakim związkiem należy działać na alkohol by powstał ester <text:s text:c="26"/><text:span text:style-name="T1"><text:s/>kwas</text:span></text:p>
      <text:p text:style-name="P4">jak miał na imię Proust <text:s text:c="85"/><text:span text:style-name="T1">Marcel</text:span></text:p>
      <text:p text:style-name="P4">energia związana z ruchem to kinetyczna <text:s text:c="20"/></text:p>
      <text:p text:style-name="P4">w którym stuleciu dokonano okrążenia Ziemii balonem <text:s text:c="35"/><text:span text:style-name="T1">XX w.</text:span></text:p>
      <text:p text:style-name="P4">kto w filmie Scigany zagrał tytułową rolę <text:s text:c="57"/><text:span text:style-name="T1">H.Ford</text:span></text:p>
      <text:p text:style-name="P4">w ktorym Beskidzie wznosi się Barania Góra <text:s text:c="47"/><text:span text:style-name="T1"><text:s text:c="3"/>śląski</text:span></text:p>
      <text:p text:style-name="P4">jak z arabskiego nazywa się uczestnik ruchu wyzwoleńczego <text:s text:c="25"/><text:span text:style-name="T1"><text:s/>mudżahedin</text:span></text:p>
      <text:p text:style-name="P4">którego dnia września poddali się obrońcy Westerplatte <text:s text:c="35"/><text:span text:style-name="T1"><text:s/>siódmego</text:span></text:p>
      <text:p text:style-name="P4">czy w Polsce rosną storczyki <text:s text:c="78"/><text:span text:style-name="T1"><text:s/>TAK</text:span></text:p>
      <text:p text:style-name="P4">ja Urbanator to autobiografia którego polskiego jazzmana <text:s text:c="32"/><text:span text:style-name="T1">Urbaniaka</text:span></text:p>
      <text:p text:style-name="P4">jaki zapach ma gaz szlachetny hel <text:s text:c="70"/><text:span text:style-name="T1"><text:s/>bezwonny</text:span></text:p>
      <text:p text:style-name="P4">Septuaginta to najstarszy przekład pisma św. na który język <text:s text:c="30"/><text:span text:style-name="T1">grecki</text:span></text:p>
      <text:p text:style-name="P4">jak nazywa się prawy dopływ Narwi, długość 155 km <text:s text:c="39"/><text:span text:style-name="T1">Biebrza</text:span></text:p>
      <text:p text:style-name="P4">ile razy neil Armstrong brał udział w załogowych lotach kosmicznych <text:s text:c="12"/><text:span text:style-name="T1"><text:s/>dwa razy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21:36:48.81</meta:creation-date>
    <meta:document-statistic meta:table-count="0" meta:image-count="0" meta:object-count="0" meta:page-count="3" meta:paragraph-count="110" meta:word-count="880" meta:character-count="9177"/>
    <dc:date>2014-08-28T22:16:06.12</dc:date>
    <meta:editing-duration>PT00H01M06S</meta:editing-duration>
    <meta:editing-cycles>1</meta:editing-cycles>
    <meta:generator>OpenOffice.ux.pl/3.1$Win32 OpenOffice.org_project/310m11$Build-39399</meta:generator>
  </office:meta>
</office:document-meta>
</file>